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a fisica → mac <text:s/>→ contiene 6 bytes hexadecimales(----:-----:-----:----:----:----) → si cada dato es un byte, se compone de 8 bits, es decir, 2 numeros/letras, la mac seran 12 simbolos (48 bits). Las MACs siempre son unicas.</text:p>
      <text:p text:style-name="Standard">Capa enlace datos → acceso al medio o LLC</text:p>
      <text:p text:style-name="Standard">Capa de red → <text:s/>IP</text:p>
      <text:p text:style-name="Standard">Capa transporte → Puerto</text:p>
      <text:p text:style-name="Standard">Capa aplicación</text:p>
      <text:p text:style-name="Standard"/>
      <text:p text:style-name="Standard">En la capa de transporte tenemos las PILAS TCP/IP y la UDP. TCP es orientado a la conexión y utiliza el 3 way handshake = yo me comunico, tu me respondes y yo te respondo, es decir, 3 pasos.</text:p>
      <text:p text:style-name="Standard"/>
      <text:p text:style-name="Standard">No son ni mejores ni peores, cada uno tiene diferente utilidad, uno es lento y seguro, otro es muy rapido pero poco fiable.</text:p>
      <text:p text:style-name="Standard"/>
      <text:p text:style-name="Standard"/>
      <text:p text:style-name="Standard">Aunque las macs sean unicas, conocer todas las macs de todo el mundo seria horrible para poder establecer comunicaciones. De aquí surge el concepto de IP, es una forma de categorizar.</text:p>
      <text:p text:style-name="Standard"/>
      <text:p text:style-name="Standard">Yo agrupo muchas maquinas con sus macs en una misma red, cuando yo tenga que madnar algo, en vez de buscar ese usuario especifico, lo mandaremos a esa red 10.20.30.XY, y el router de esa red será quien busque la mac destino. Dicho de otra forma, se agiliza el trabajo de busqueda y envio.</text:p>
      <text:p text:style-name="Standard"/>
      <text:p text:style-name="Standard">Igual que los numeros, 91 1234567, ese 91 indica que es de Madrid, mientras que 93 1234567, el 93 es de barcelona.</text:p>
      <text:p text:style-name="Standard"/>
      <text:p text:style-name="Standard"/>
      <text:p text:style-name="Standard">Las Ips son conjuntos de 4 bytes (32 bits), y se dividen en 2 partes, La parte de RED y la parte de HOST. La parte de red indica pues eso, la red de ese equipo, mientras que la parte de host indica el n.º de equipos que podrian ser utilizados en esa red.</text:p>
      <text:p text:style-name="Standard"/>
      <text:p text:style-name="Standard">La mascara de red es lo que sirve para identificar que parte es la de red, y que parte es la host.</text:p>
      <text:p text:style-name="Standard"/>
      <text:p text:style-name="Standard">IP 192,168,131,250</text:p>
      <text:p text:style-name="Standard">Mascara 255,255,255,0</text:p>
      <text:p text:style-name="Standard"/>
      <text:p text:style-name="Standard">IP 10,20,30,40</text:p>
      <text:p text:style-name="Standard">Mascara 255,255,128,0</text:p>
      <text:p text:style-name="Standard"/>
      <text:p text:style-name="Standard">La red serán todos esos bits a 1, y la parte de hosts son los bits a 0.</text:p>
      <text:p text:style-name="Standard"/>
      <text:p text:style-name="Standard">255,0,0,0 → 1111 1111, 0000 0000, 0000 0000, 0000 0000</text:p>
      <text:p text:style-name="Standard"/>
      <text:p text:style-name="Standard">Recordando el año pasado, en la parte de host disponibles, el maximo de host que podemos tener por cada BYTE, es de 2⁸ -2, es decir, <text:s/>255 menos la direccion de red y la direccion de broadcast.</text:p>
      <text:p text:style-name="Standard">Suponiendo red 192,168,131,X cuya mascara es 255,255,255,0</text:p>
      <text:p text:style-name="Standard"><text:s/>192,168,131,0 → red</text:p>
      <text:p text:style-name="Standard"><text:s/>192,168,131,1-254 → host utiles</text:p>
      <text:p text:style-name="Standard"><text:s/>192,168,131,255 → broadcast</text:p>
      <text:p text:style-name="Standard"/>
      <text:p text:style-name="Standard">Y todo esto ligado al subnetting. </text:p>
      <text:p text:style-name="Standard"/>
      <text:p text:style-name="Standard"/>
      <text:p text:style-name="Standard"><text:soft-page-break/>Ejercicio rapido del profe: Tenemos 2 ips</text:p>
      <text:p text:style-name="Standard"/>
      <text:p text:style-name="Standard">192,168,1,20</text:p>
      <text:p text:style-name="Standard">192,168,2,20</text:p>
      <text:p text:style-name="Standard"/>
      <text:p text:style-name="Standard">Siendo la mascara 255,255,255,0</text:p>
      <text:p text:style-name="Standard"/>
      <text:p text:style-name="Standard">Las 2 ips pertenecen a REDES diferentes, no están conectados.</text:p>
      <text:p text:style-name="Standard"/>
      <text:p text:style-name="Standard">Ahora, cambiamos a mascara 255,255,254,0</text:p>
      <text:p text:style-name="Standard"/>
      <text:p text:style-name="Standard">x,x,0000 0001. 0001 0100</text:p>
      <text:p text:style-name="Standard">x.x.0000 0010. 0001 0100</text:p>
      <text:p text:style-name="Standard">254 = 1111 1110</text:p>
      <text:p text:style-name="Standard"/>
      <text:p text:style-name="Standard">LA parte de red de las IPS es diferente a la mascara, <text:s/>ergo las IPS no estan en la misma red.</text:p>
      <text:p text:style-name="Standard"/>
      <text:p text:style-name="Standard"/>
      <text:p text:style-name="Standard"/>
      <text:p text:style-name="Standard">Si cabiamos la primera ip a 192,168,3,20</text:p>
      <text:p text:style-name="Standard">x.x. 0000 0011. 0001 0100</text:p>
      <text:p text:style-name="Standard">x.x. 0000 0010, 0001 0100</text:p>
      <text:p text:style-name="Standard">255,252,252,0 <text:s/>→ 1111 1111, 1111 1111, 1111 1100, 0000 0000 <text:s text:c="2"/>/22</text:p>
      <text:p text:style-name="Standard">Ahora SI estarian en la misma red, pues su mascara coincide.</text:p>
      <text:p text:style-name="Standard"/>
      <text:p text:style-name="Standard"/>
      <text:p text:style-name="Standard">Dispositivos capa 2 → Switches → Me importa la MAC</text:p>
      <text:p text:style-name="Standard">Dispositivos capa 3 → Router → Me importa la IP</text:p>
      <text:p text:style-name="Standard"/>
      <text:p text:style-name="Standard"/>
      <text:p text:style-name="Standard">Cuando un Switch recibe tramas, solo se fija en las MACs, lo que haya por encima se la suda. </text:p>
      <text:p text:style-name="Standard">En cambio el router</text:p>
      <text:p text:style-name="Standard"/>
      <text:p text:style-name="Standard">Cuando yo hago un pin entre 2 maquinas, si esas 2 maquinas estan dentro de mi red, el ping ira hacia el switch y hacia la maquina, en cambio, si yo hagou n ping a una maquina fuera de mi red, ese ping sera mandado a la puerta de enlace (gateway), es decir el router, y sladrá fuera a buscar ese equiop en otra red.</text:p>
      <text:p text:style-name="Standard"/>
      <text:p text:style-name="Standard">A la hora de conectar un router con otro router, el circuito no es lineal como un cable entre 2 maquinas, sino que se dan muchos saltos entre diferentes routers hasta llegar al destino.</text:p>
      <text:p text:style-name="Standard">El router utilizando las metricas de salto (que vimos el año pasado), elegirá la ruta mas optima para llegar al destino (evitar saturacion de red, o caminos de baja velocidad, interferencias, problemas, etc).</text:p>
      <text:p text:style-name="Standard"/>
      <text:p text:style-name="Standard"/>
      <text:p text:style-name="Standard"/>
      <text:p text:style-name="Standard"/>
      <text:p text:style-name="Standard"/>
      <text:p text:style-name="Standard">Volvemos a las capas.</text:p>
      <text:p text:style-name="Standard">Dentro de la capa de enlace-datos existe una subcapa conocida como capa de acceso al medio. Hace referencia a la conexión entre equipos.</text:p>
      <text:p text:style-name="Standard"/>
      <text:p text:style-name="Standard"><text:soft-page-break/>Antaño se usaba el cable coaxial, que es un cable con 2 cables, uno de enviar y otro de recibir, como en la television.</text:p>
      <text:p text:style-name="Standard">Que pasa? Que si yo conecto 2 equipos con cable coaxial, ambos equipos tienen que enviar y recibir, ergo con el coaxial, habiendo solo un canal de envio, se provocan COLISIONES, los mensajes chocan entre si.</text:p>
      <text:p text:style-name="Standard"/>
      <text:p text:style-name="Standard">De aquí surge el HALF duplex → Es un cable con la misma funcion pero que solo permite que uno de los 2 equipos mande informaacion. Como un walkie talkie</text:p>
      <text:p text:style-name="Standard">Full duplex supone la existencia de 2 cables (4 cables), de forma que ambos equipos pueden mandar y recibir a la vez, sin la existencia de colisiones.</text:p>
      <text:p text:style-name="Standard">El cable normal seria simple duplex, o duplex a secas.</text:p>
      <text:p text:style-name="Standard"/>
      <text:p text:style-name="Standard">A nivel inalambrico, como el wifi, esto no funciona asi, la antena solo puede ENVIAR O RECIBIR, no puede las 2 a la vez. De aquí surge CSMA/<text:span text:style-name="T1">CD y CSMA/</text:span><text:span text:style-name="T2">CA</text:span></text:p>
      <text:p text:style-name="Standard"/>
      <text:p text:style-name="Standard">CSMA /CA → Carrier sense multiple acces / colision avoidance</text:p>
      <text:p text:style-name="Standard">CD → Colision detection</text:p>
      <text:p text:style-name="Standard"/>
      <text:p text:style-name="Standard">Esto significa que 2 disposnitivos conectados por wifi, cuando uno quiere comunicarse, primero se conecta a la antena y escucha el flujo, si no escucha nada, entonces manda señal.</text:p>
      <text:p text:style-name="Standard"/>
      <text:p text:style-name="Standard">RTS → Request to send</text:p>
      <text:p text:style-name="Standard">CST → clear to send</text:p>
      <text:p text:style-name="Standard"/>
      <text:p text:style-name="Standard">Es decir, si yo quiero mandar algo, primero pido permiso al router para poder mandar algo, <text:s/>entonces el router, si esta libre, manda un CST a todos, que les dice “hay alguien que va a mandar algo”, y se ponen a la escucha.</text:p>
      <text:p text:style-name="Standard">Entonces mando el flujo, y los equipos escuchan, y si quieren ellos responder, o mandar algo, hacen el mismo proceso.</text:p>
      <text:p text:style-name="Standard"/>
      <text:p text:style-name="Standard">Esto es lo que ocurre en dispositivos compartidos, de acceso al medio.</text:p>
      <text:p text:style-name="Standard"/>
      <text:p text:style-name="Standard"/>
      <text:p text:style-name="Standard">Por sup arte <text:s/>CSMA/CD , es algo que hoy dia ya no se usa, lo vimos el año pasado, basicamente es que el dispositivo manda informacion y escucha, si al mandar el mensaje ve que hay colision, para de mandar, se espera un tiempo y vuelve a mandar.</text:p>
      <text:p text:style-name="Standard">Recuerdo que habia 2, uno que miraba cada X tiempo para mandar, y otro que estaba en espera hasta que estuviera libre el can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5T10:19:49.843718884</meta:creation-date>
    <dc:date>2021-09-15T11:58:03.582367401</dc:date>
    <meta:editing-duration>PT14M42S</meta:editing-duration>
    <meta:editing-cycles>2</meta:editing-cycles>
    <meta:generator>LibreOffice/6.0.7.3$Linux_X86_64 LibreOffice_project/00m0$Build-3</meta:generator>
    <meta:document-statistic meta:table-count="0" meta:image-count="0" meta:object-count="0" meta:page-count="3" meta:paragraph-count="64" meta:word-count="1064" meta:character-count="5694" meta:non-whitespace-character-count="4686"/>
  </office:meta>
</office:document-meta>
</file>